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>
      <style:paragraph-properties fo:text-align="end" style:justify-single-word="false"/>
      <style:text-properties officeooo:rsid="0018b560" officeooo:paragraph-rsid="0018b560"/>
    </style:style>
    <style:style style:name="P2" style:family="paragraph" style:parent-style-name="Standard">
      <style:text-properties officeooo:rsid="0018b560" officeooo:paragraph-rsid="0018b560"/>
    </style:style>
    <style:style style:name="P3" style:family="paragraph" style:parent-style-name="Standard">
      <style:text-properties style:font-name="FreeSerif" officeooo:rsid="0018b560" officeooo:paragraph-rsid="0018b560"/>
    </style:style>
    <style:style style:name="P4" style:family="paragraph" style:parent-style-name="Text_20_body">
      <style:text-properties style:font-name="Nimbus Sans" fo:font-size="21pt" fo:font-weight="bold" officeooo:rsid="0018b560" officeooo:paragraph-rsid="0018b560" style:font-name-asian="Nimbus Sans1" style:font-size-asian="18.3500003814697pt" style:font-weight-asian="bold" style:font-name-complex="FreeSans" style:font-size-complex="21pt" style:font-weight-complex="bold"/>
    </style:style>
    <style:style style:name="P5" style:family="paragraph" style:parent-style-name="Title" style:master-page-name="Standard">
      <style:paragraph-properties style:page-number="auto"/>
      <style:text-properties officeooo:paragraph-rsid="0018b560"/>
    </style:style>
    <style:style style:name="P6" style:family="paragraph" style:parent-style-name="Standard">
      <style:paragraph-properties fo:text-align="justify" style:justify-single-word="false"/>
      <style:text-properties style:font-name="FreeSerif" officeooo:rsid="0018b560" officeooo:paragraph-rsid="0018b560"/>
    </style:style>
    <style:style style:name="P7" style:family="paragraph" style:parent-style-name="Standard">
      <style:paragraph-properties fo:text-align="justify" style:justify-single-word="false"/>
      <style:text-properties style:font-name="FreeSerif" officeooo:rsid="0018b560" officeooo:paragraph-rsid="002f944f"/>
    </style:style>
    <style:style style:name="T1" style:family="text">
      <style:text-properties officeooo:rsid="0017d2f1"/>
    </style:style>
    <style:style style:name="T2" style:family="text">
      <style:text-properties style:font-name="Nimbus Sans" fo:font-size="18pt" style:font-name-asian="Nimbus Sans1" style:font-size-asian="18pt" style:font-name-complex="FreeSans" style:font-size-complex="18pt"/>
    </style:style>
    <style:style style:name="T3" style:family="text">
      <style:text-properties style:font-name="Nimbus Sans" fo:font-size="28pt" fo:font-weight="bold" officeooo:rsid="0018b560" style:font-name-asian="Nimbus Sans1" style:font-size-asian="28pt" style:font-weight-asian="bold" style:font-name-complex="FreeSans" style:font-size-complex="28pt" style:font-weight-complex="bold"/>
    </style:style>
    <style:style style:name="T4" style:family="text">
      <style:text-properties style:font-name="Nimbus Sans" fo:font-size="28pt" fo:font-weight="bold" officeooo:rsid="0029cb70" style:font-name-asian="Nimbus Sans1" style:font-size-asian="28pt" style:font-weight-asian="bold" style:font-name-complex="FreeSans" style:font-size-complex="28pt" style:font-weight-complex="bold"/>
    </style:style>
    <style:style style:name="T5" style:family="text">
      <style:text-properties style:font-name="Nimbus Sans" fo:font-size="28pt" fo:font-weight="bold" officeooo:rsid="002a05cf" style:font-name-asian="Nimbus Sans1" style:font-size-asian="28pt" style:font-weight-asian="bold" style:font-name-complex="FreeSans" style:font-size-complex="28pt" style:font-weight-complex="bold"/>
    </style:style>
    <style:style style:name="T6" style:family="text">
      <style:text-properties fo:font-style="italic" fo:font-weight="normal" officeooo:rsid="002a05cf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e4d02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officeooo:rsid="0026949b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a05cf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b8fa8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e4d0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f6c3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f944f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0ec8a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officeooo:rsid="002a05cf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26949b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2b8fa8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2e4d02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2f944f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30ec8a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Pesquisa</text:span><text:span text:style-name="T1"> – </text:span><text:span text:style-name="T4">Lei Geral de Proteção </text:span><text:span text:style-name="T5">de</text:span><text:span text:style-name="T4"> Dados Pessoais</text:span></text:p>
      <text:p text:style-name="P4"/>
      <text:p text:style-name="P1"><text:span text:style-name="T1">Gabriel Gian, </text:span><text:span text:style-name="T2">8</text:span><text:span text:style-name="T1">° período</text:span></text:p>
      <text:p text:style-name="P2"/>
      <text:p text:style-name="P3"/>
      <text:p text:style-name="P3"/>
      <text:p text:style-name="P6"><text:tab/><text:span text:style-name="T8">A </text:span><text:span text:style-name="T16">Lei Geral de Proteção de Dados Pessoais</text:span><text:span text:style-name="T8"> (LGPD ou LGPDP), Lei nº 13.709/2018, é a legislação brasileira que regula as atividades de tratamento de dados pessoais e que também altera os artigos 7º e 16 do Marco Civil da Internet </text:span><text:span text:style-name="T9">de 23 de abril de 2014. A partir da mesma, o Brasil tornou-se parte do grupo de países que contam com uma legislação específica para o controle e regulamentação do fluxo e contenção de dados pessoais dos cidadãos em geral.</text:span></text:p>
      <text:p text:style-name="P6"><text:span text:style-name="T9"><text:tab/></text:span><text:span text:style-name="T10">A LGPD baseia-se em legislações já existentes, como o </text:span><text:span text:style-name="T17">Regulamento Geral sobre a Proteção de Dados</text:span><text:span text:style-name="T10"> (GDPR) da União Europeia, vigente desde 25 de maio de 2018 e aplicável a todos os países da União Europeia, e o </text:span><text:span text:style-name="T17">California Consumer Privacy Act of 2018</text:span><text:span text:style-name="T10"> (CCPA), dos Estados Unidos da América, implementado através de uma iniciativa em âmbito estadual, no estado da Califórnia, aprovado desde 28 de junho de 2018, </text:span><text:span text:style-name="T11">que fundamentam-se em direitos universais, como a </text:span><text:span text:style-name="T18">Declaração Universal dos Direitos Humanos</text:span><text:span text:style-name="T11"> (DUDH), visando proteger direitos individuais como <text:s/></text:span><text:span text:style-name="T12">a</text:span><text:span text:style-name="T11"> privacidade, a inviolabilidade da intimidade, a liberdade de expressão, a autodeterminação informativa, de comunicação de opinião, a livre iniciativa, a defesa do consumidor, </text:span><text:span text:style-name="T7">et cetera</text:span><text:span text:style-name="T11">, </text:span><text:span text:style-name="T14">e busca prevenir e remediar eventos como o </text:span><text:span text:style-name="T20">escândalo do Facebook e da Cambridge Analytica</text:span><text:span text:style-name="T14">, que veio à tona em 2018.</text:span></text:p>
      <text:p text:style-name="P7"><text:span text:style-name="T11"><text:tab/></text:span><text:span text:style-name="T13">A lei distingue entre </text:span><text:span text:style-name="T19">dados pessoais</text:span><text:span text:style-name="T13"> e </text:span><text:span text:style-name="T19">dados pessoais sensíveis</text:span><text:span text:style-name="T13">, além de</text:span><text:span text:style-name="T9"> prev</text:span><text:span text:style-name="T13">er</text:span><text:span text:style-name="T9"> a distinção de três diferentes entes quanto à transmissão e manipulação de dados pessoais: os </text:span><text:span text:style-name="T15">titulares dos dados</text:span><text:span text:style-name="T9">, sendo </text:span><text:span text:style-name="T6">pessoas físicas</text:span><text:span text:style-name="T9"> que emitem dados de natureza pessoal sigilosos ou não, que serão obtidos pelos </text:span><text:span text:style-name="T15">controladores</text:span><text:span text:style-name="T9">, sendo entes responsáveis por responder pela obtenção dos dados e sua manipulação pelos </text:span><text:span text:style-name="T15">processadores</text:span><text:span text:style-name="T9">, entes subordinados aos controladores que operam, de fato, a partir dos dados obtidos de forma a cumprir o que é acordado entre os titulares e os controlador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19:01:17.443162323</meta:creation-date>
    <dc:date>2022-09-25T13:56:20.355971887</dc:date>
    <meta:editing-duration>PT1H26M10S</meta:editing-duration>
    <meta:editing-cycles>26</meta:editing-cycles>
    <meta:generator>LibreOffice/7.3.6.2$Linux_X86_64 LibreOffice_project/30$Build-2</meta:generator>
    <meta:document-statistic meta:table-count="0" meta:image-count="0" meta:object-count="0" meta:page-count="1" meta:paragraph-count="5" meta:word-count="316" meta:character-count="1955" meta:non-whitespace-character-count="1639"/>
  </office:meta>
</office:document-meta>
</file>